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809.09pt" svg:y="60.04pt">
            <draw:object draw:notify-on-update-of-ranges="Sheet1.E9:Sheet1.E42 Sheet1.F9:Sheet1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803.91pt" svg:y="350.87pt">
            <draw:object draw:notify-on-update-of-ranges="Sheet1.G14:Sheet1.G44 Sheet1.H14:Sheet1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###################### <text:s text:c="144"/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RAY SIZE = 1000 <text:s text:c="149"/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####################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1694.94" calcext:value-type="float">
            <text:p>1694.94</text:p>
          </table:table-cell>
          <table:table-cell table:formula="of:=[.C12]/[.C13]" office:value-type="float" office:value="5.44594030138483" calcext:value-type="float">
            <text:p>5.44594030138483</text:p>
          </table:table-cell>
          <table:table-cell office:value-type="float" office:value="1000" calcext:value-type="float">
            <text:p>1000</text:p>
          </table:table-cell>
          <table:table-cell table:formula="of:=[.D12]" office:value-type="float" office:value="5.44594030138483" calcext:value-type="float">
            <text:p>5.44594030138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.23" calcext:value-type="float">
            <text:p>311.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69.89" calcext:value-type="float">
            <text:p>1669.89</text:p>
          </table:table-cell>
          <table:table-cell table:formula="of:=[.C14]/[.C15]" office:value-type="float" office:value="6.33746370898879" calcext:value-type="float">
            <text:p>6.3374637089887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D14]" office:value-type="float" office:value="6.33746370898879" calcext:value-type="float">
            <text:p>6.33746370898879</text:p>
          </table:table-cell>
        </table:table-row>
        <table:table-row table:style-name="ro1">
          <table:table-cell table:number-columns-repeated="2"/>
          <table:table-cell office:value-type="float" office:value="263.495" calcext:value-type="float">
            <text:p>263.49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######################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RAY SIZE = 1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####################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1646.72" calcext:value-type="float">
            <text:p>1646.72</text:p>
          </table:table-cell>
          <table:table-cell table:formula="of:=[.C22]/[.C23]" office:value-type="float" office:value="6.12792307348804" calcext:value-type="float">
            <text:p>6.12792307348804</text:p>
          </table:table-cell>
          <table:table-cell office:value-type="float" office:value="10000" calcext:value-type="float">
            <text:p>10000</text:p>
          </table:table-cell>
          <table:table-cell table:formula="of:=[.D22]" office:value-type="float" office:value="6.12792307348804" calcext:value-type="float">
            <text:p>6.127923073488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.724" calcext:value-type="float">
            <text:p>268.7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10.19" calcext:value-type="float">
            <text:p>1710.19</text:p>
          </table:table-cell>
          <table:table-cell table:formula="of:=[.C24]/[.C25]" office:value-type="float" office:value="6.69722507225151" calcext:value-type="float">
            <text:p>6.6972250722515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24]" office:value-type="float" office:value="6.69722507225151" calcext:value-type="float">
            <text:p>6.69722507225151</text:p>
          </table:table-cell>
        </table:table-row>
        <table:table-row table:style-name="ro1">
          <table:table-cell table:number-columns-repeated="2"/>
          <table:table-cell office:value-type="float" office:value="255.358" calcext:value-type="float">
            <text:p>255.35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######################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RAY SIZE = 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####################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1310" calcext:value-type="float">
            <text:p>1310</text:p>
          </table:table-cell>
          <table:table-cell table:formula="of:=[.C32]/[.C33]" office:value-type="float" office:value="4.32056622504543" calcext:value-type="float">
            <text:p>4.32056622504543</text:p>
          </table:table-cell>
          <table:table-cell office:value-type="float" office:value="50000" calcext:value-type="float">
            <text:p>50000</text:p>
          </table:table-cell>
          <table:table-cell table:formula="of:=[.D32]" office:value-type="float" office:value="4.32056622504543" calcext:value-type="float">
            <text:p>4.32056622504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.201" calcext:value-type="float">
            <text:p>303.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73.02" calcext:value-type="float">
            <text:p>1673.02</text:p>
          </table:table-cell>
          <table:table-cell table:formula="of:=[.C34]/[.C35]" office:value-type="float" office:value="6.29617642631341" calcext:value-type="float">
            <text:p>6.29617642631341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D34]" office:value-type="float" office:value="6.29617642631341" calcext:value-type="float">
            <text:p>6.29617642631341</text:p>
          </table:table-cell>
        </table:table-row>
        <table:table-row table:style-name="ro1">
          <table:table-cell table:number-columns-repeated="2"/>
          <table:table-cell office:value-type="float" office:value="265.72" calcext:value-type="float">
            <text:p>265.7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######################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RAY SIZE = 1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#####################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1317.99" calcext:value-type="float">
            <text:p>1317.99</text:p>
          </table:table-cell>
          <table:table-cell table:formula="of:=[.C42]/[.C43]" office:value-type="float" office:value="4.34762099540824" calcext:value-type="float">
            <text:p>4.34762099540824</text:p>
          </table:table-cell>
          <table:table-cell office:value-type="float" office:value="100000" calcext:value-type="float">
            <text:p>100000</text:p>
          </table:table-cell>
          <table:table-cell table:formula="of:=[.D42]" office:value-type="float" office:value="4.34762099540824" calcext:value-type="float">
            <text:p>4.347620995408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.152" calcext:value-type="float">
            <text:p>303.1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94.2" calcext:value-type="float">
            <text:p>1394.2</text:p>
          </table:table-cell>
          <table:table-cell table:formula="of:=[.C44]/[.C45]" office:value-type="float" office:value="5.25158014479324" calcext:value-type="float">
            <text:p>5.25158014479324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D44]" office:value-type="float" office:value="5.25158014479324" calcext:value-type="float">
            <text:p>5.25158014479324</text:p>
          </table:table-cell>
        </table:table-row>
        <table:table-row table:style-name="ro1">
          <table:table-cell table:number-columns-repeated="2"/>
          <table:table-cell office:value-type="float" office:value="265.482" calcext:value-type="float">
            <text:p>265.4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50:15.032764693</meta:creation-date>
    <dc:date>2019-05-11T18:29:51.506911667</dc:date>
    <meta:editing-duration>PT8M4S</meta:editing-duration>
    <meta:editing-cycles>1</meta:editing-cycles>
    <meta:generator>LibreOffice/6.0.7.3$Linux_X86_64 LibreOffice_project/00m0$Build-3</meta:generator>
    <meta:document-statistic meta:table-count="1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Array Multiply</text:p>
        </chart:title>
        <chart:legend chart:legend-position="end" svg:x="13.36cm" svg:y="4.201cm" style:legend-expansion="high" chart:style-name="ch3"/>
        <chart:plot-area chart:style-name="ch4" table:cell-range-address="Sheet1.E9:Sheet1.F42" chart:data-source-has-labels="both" svg:x="1.331cm" svg:y="1.275cm" svg:width="11.709cm" svg:height="6.564cm">
          <chartooo:coordinate-region svg:x="1.767cm" svg:y="1.474cm" svg:width="10.716cm" svg:height="5.718cm"/>
          <chart:axis chart:dimension="x" chart:name="primary-x" chart:style-name="ch5" chartooo:axis-type="auto">
            <chart:title svg:x="6.347cm" svg:y="8.019cm" chart:style-name="ch6">
              <text:p>Array Size </text:p>
            </chart:title>
            <chart:categories table:cell-range-address="Sheet1.E9:Sheet1.E42"/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Sheet1.F9:Sheet1.F42" loext:label-string="speedup" chart:class="chart:scatter">
            <chart:domain table:cell-range-address="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E9:Sheet1.E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  <draw:g>
                  <svg:desc>Sheet1.F9:Sheet1.F4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5.44594030138483">
                <text:p>5.44594030138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6.12792307348804">
                <text:p>6.12792307348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4.32056622504543">
                <text:p>4.3205662250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4.34762099540824">
                <text:p>4.34762099540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939cm" svg:y="0.316cm" chart:style-name="ch2">
          <text:p>Array Mutiplitcation Reduction</text:p>
        </chart:title>
        <chart:legend chart:legend-position="end" svg:x="13.358cm" svg:y="4.203cm" style:legend-expansion="high" chart:style-name="ch3"/>
        <chart:plot-area chart:style-name="ch4" table:cell-range-address="Sheet1.G14:Sheet1.H44" chart:data-source-has-labels="both" svg:x="1.33cm" svg:y="1.275cm" svg:width="11.709cm" svg:height="6.569cm">
          <chartooo:coordinate-region svg:x="1.766cm" svg:y="1.474cm" svg:width="10.716cm" svg:height="5.723cm"/>
          <chart:axis chart:dimension="x" chart:name="primary-x" chart:style-name="ch5" chartooo:axis-type="auto">
            <chart:title svg:x="6.386cm" svg:y="8.024cm" chart:style-name="ch6">
              <text:p>Array Size</text:p>
            </chart:title>
            <chart:categories table:cell-range-address="Sheet1.G14:Sheet1.G44"/>
          </chart:axis>
          <chart:axis chart:dimension="y" chart:name="primary-y" chart:style-name="ch5">
            <chart:title svg:x="0.451cm" svg:y="5.304cm" chart:style-name="ch7">
              <text:p>SpeedUp</text:p>
            </chart:title>
            <chart:grid chart:style-name="ch8" chart:class="major"/>
          </chart:axis>
          <chart:series chart:style-name="ch9" chart:values-cell-range-address="Sheet1.H14:Sheet1.H44" loext:label-string="speedup" chart:class="chart:scatter">
            <chart:domain table:cell-range-address="Sheet1.G14:Sheet1.G44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G14:Sheet1.G44</svg:desc>
                </draw:g>
              </table:table-cell>
              <table:table-cell office:value-type="float" office:value="6.33746370898879">
                <text:p>6.33746370898879</text:p>
                <draw:g>
                  <svg:desc>Sheet1.H14:Sheet1.H4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.69722507225151">
                <text:p>6.69722507225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.29617642631341">
                <text:p>6.29617642631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.25158014479324">
                <text:p>5.251580144793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